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v{</text:p>
      <text:p text:style-name="Standard"><text:s text:c="2"/>border: solid 1px black;</text:p>
      <text:p text:style-name="Standard">}</text:p>
      <text:p text:style-name="Standard"/>
      <text:p text:style-name="Standard">.green{</text:p>
      <text:p text:style-name="Standard"><text:s text:c="2"/>background-color: green;</text:p>
      <text:p text:style-name="Standard"><text:s text:c="2"/>height: 180px;</text:p>
      <text:p text:style-name="Standard"><text:s text:c="2"/>width: 180px;</text:p>
      <text:p text:style-name="Standard"><text:s text:c="2"/>display: flex;</text:p>
      <text:p text:style-name="Standard"><text:s text:c="2"/>align-items: center;</text:p>
      <text:p text:style-name="Standard">}</text:p>
      <text:p text:style-name="Standard"/>
      <text:p text:style-name="Standard">.blue{</text:p>
      <text:p text:style-name="Standard"><text:s text:c="2"/>background-color: blue;</text:p>
      <text:p text:style-name="Standard"><text:s text:c="2"/>height: 140px;</text:p>
      <text:p text:style-name="Standard"><text:s text:c="2"/>width: 140px;</text:p>
      <text:p text:style-name="Standard">}</text:p>
      <text:p text:style-name="Standard"/>
      <text:p text:style-name="Standard">.red{</text:p>
      <text:p text:style-name="Standard"><text:s text:c="2"/>background-color: red;</text:p>
      <text:p text:style-name="Standard"><text:s text:c="2"/>height: 50px;</text:p>
      <text:p text:style-name="Standard"><text:s text:c="2"/>width: 50px;</text:p>
      <text:p text:style-name="Standard">}</text:p>
      <text:p text:style-name="Standard"/>
      <text:p text:style-name="Standard">body{</text:p>
      <text:p text:style-name="Standard"><text:s text:c="2"/>background-color:black;</text:p>
      <text:p text:style-name="Standard"><text:s text:c="2"/>display: flex;</text:p>
      <text:p text:style-name="Standard"><text:s text:c="2"/>justify-content: space-evenly;</text:p>
      <text:p text:style-name="Standard"><text:s text:c="2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0:43:44.642000000</meta:creation-date>
    <dc:date>2024-02-01T10:46:10.587000000</dc:date>
    <meta:editing-duration>PT2M26S</meta:editing-duration>
    <meta:editing-cycles>1</meta:editing-cycles>
    <meta:document-statistic meta:table-count="0" meta:image-count="0" meta:object-count="0" meta:page-count="1" meta:paragraph-count="26" meta:word-count="41" meta:character-count="337" meta:non-whitespace-character-count="289"/>
    <meta:generator>LibreOffice/7.6.4.1$Windows_X86_64 LibreOffice_project/e19e193f88cd6c0525a17fb7a176ed8e6a3e2aa1</meta:generator>
  </office:meta>
</office:document-meta>
</file>